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Droid Sans Mono1" svg:font-family="'Droid Sans Mono'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fo:font-size="12pt" fo:language="it" fo:country="IT" officeooo:rsid="000dda67" officeooo:paragraph-rsid="000dda67" style:font-size-asian="12pt" style:font-size-complex="12pt"/>
    </style:style>
    <style:style style:name="P2" style:family="paragraph" style:parent-style-name="Standard">
      <style:text-properties style:font-name="Droid Sans Mono1" fo:font-size="12pt" fo:language="it" fo:country="IT" officeooo:rsid="000be461" officeooo:paragraph-rsid="000be461" style:font-size-asian="12pt" style:font-size-complex="12pt"/>
    </style:style>
    <style:style style:name="P3" style:family="paragraph" style:parent-style-name="Standard">
      <style:text-properties style:font-name="Droid Sans Mono1" fo:font-size="12pt" fo:language="it" fo:country="IT" officeooo:rsid="000dda67" officeooo:paragraph-rsid="000dda67" style:font-size-asian="12pt" style:font-size-complex="12pt"/>
    </style:style>
    <style:style style:name="P4" style:family="paragraph" style:parent-style-name="Standard">
      <style:text-properties style:font-name="Droid Sans Mono1" fo:font-size="12pt" fo:language="it" fo:country="IT" officeooo:rsid="000ea664" officeooo:paragraph-rsid="000ea664" style:font-size-asian="12pt" style:font-size-complex="12pt"/>
    </style:style>
    <style:style style:name="P5" style:family="paragraph" style:parent-style-name="Standard" style:list-style-name="L5">
      <style:text-properties style:font-name="Droid Sans Mono1" fo:font-size="12pt" fo:language="it" fo:country="IT" officeooo:rsid="000ea664" officeooo:paragraph-rsid="000ea664" style:font-size-asian="12pt" style:font-size-complex="12pt"/>
    </style:style>
    <style:style style:name="P6" style:family="paragraph" style:parent-style-name="Standard" style:list-style-name="L5">
      <style:text-properties style:font-name="Droid Sans Mono1" fo:font-size="12pt" fo:language="it" fo:country="IT" officeooo:rsid="0010430d" officeooo:paragraph-rsid="0010430d" style:font-size-asian="12pt" style:font-size-complex="12pt"/>
    </style:style>
    <style:style style:name="P7" style:family="paragraph" style:parent-style-name="Standard" style:list-style-name="L5">
      <style:text-properties style:font-name="Droid Sans Mono1" fo:font-size="12pt" fo:language="it" fo:country="IT" officeooo:rsid="0010e0b7" officeooo:paragraph-rsid="0010e0b7" style:font-size-asian="12pt" style:font-size-complex="12pt"/>
    </style:style>
    <style:style style:name="P8" style:family="paragraph" style:parent-style-name="Standard">
      <style:text-properties style:font-name="Droid Sans Mono1" fo:font-size="12pt" fo:language="it" fo:country="IT" officeooo:rsid="0010e0b7" officeooo:paragraph-rsid="0010e0b7" style:font-size-asian="12pt" style:font-size-complex="12pt"/>
    </style:style>
    <style:style style:name="P9" style:family="paragraph" style:parent-style-name="Standard">
      <style:text-properties fo:font-size="12pt" fo:language="it" fo:country="IT" officeooo:rsid="000aaf33" officeooo:paragraph-rsid="000aaf33" style:font-size-asian="12pt" style:font-size-complex="12pt"/>
    </style:style>
    <style:style style:name="P10" style:family="paragraph" style:parent-style-name="Standard">
      <style:text-properties fo:font-size="12pt" fo:language="it" fo:country="IT" officeooo:rsid="000be461" officeooo:paragraph-rsid="000be461" style:font-size-asian="12pt" style:font-size-complex="12pt"/>
    </style:style>
    <style:style style:name="P11" style:family="paragraph" style:parent-style-name="Standard" style:list-style-name="L4">
      <style:text-properties fo:font-size="12pt" fo:language="it" fo:country="IT" officeooo:paragraph-rsid="000dda67" style:font-size-asian="12pt" style:font-size-complex="12pt"/>
    </style:style>
    <style:style style:name="P12" style:family="paragraph" style:parent-style-name="Standard" style:list-style-name="L3">
      <style:text-properties fo:font-size="12pt" fo:language="it" fo:country="IT" officeooo:paragraph-rsid="000dda67" style:font-size-asian="12pt" style:font-size-complex="12pt"/>
    </style:style>
    <style:style style:name="P13" style:family="paragraph" style:parent-style-name="Standard" style:list-style-name="L2">
      <style:text-properties fo:font-size="12pt" fo:language="it" fo:country="IT" officeooo:paragraph-rsid="000dda67" style:font-size-asian="12pt" style:font-size-complex="12pt"/>
    </style:style>
    <style:style style:name="P14" style:family="paragraph" style:parent-style-name="Standard" style:list-style-name="L2">
      <style:text-properties fo:font-size="12pt" fo:language="it" fo:country="IT" officeooo:rsid="000dda67" officeooo:paragraph-rsid="000dda67" style:font-size-asian="12pt" style:font-size-complex="12pt"/>
    </style:style>
    <style:style style:name="P15" style:family="paragraph" style:parent-style-name="Standard">
      <style:text-properties fo:font-size="12pt" fo:language="it" fo:country="IT" officeooo:rsid="000dda67" officeooo:paragraph-rsid="000dda67" style:font-size-asian="12pt" style:font-size-complex="12pt"/>
    </style:style>
    <style:style style:name="P16" style:family="paragraph" style:parent-style-name="Standard">
      <style:text-properties fo:font-size="16pt" fo:language="it" fo:country="IT" fo:font-weight="bold" officeooo:rsid="00122659" officeooo:paragraph-rsid="00122659" style:font-size-asian="14pt" style:font-weight-asian="bold" style:font-size-complex="16pt" style:font-weight-complex="bold"/>
    </style:style>
    <style:style style:name="T1" style:family="text">
      <style:text-properties officeooo:rsid="000b4395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0dda67"/>
    </style:style>
    <style:style style:name="T4" style:family="text">
      <style:text-properties style:font-name="Liberation Serif1" officeooo:rsid="000be461"/>
    </style:style>
    <style:style style:name="T5" style:family="text">
      <style:text-properties style:font-name="Droid Sans Mono1"/>
    </style:style>
    <style:style style:name="T6" style:family="text">
      <style:text-properties fo:color="#000099"/>
    </style:style>
    <style:style style:name="T7" style:family="text">
      <style:text-properties fo:color="#000099" officeooo:rsid="0010430d"/>
    </style:style>
    <style:style style:name="T8" style:family="text">
      <style:text-properties fo:color="#000000" style:font-name="Liberation Serif1"/>
    </style:style>
    <style:style style:name="T9" style:family="text">
      <style:text-properties fo:color="#000000" style:font-name="Liberation Serif1" officeooo:rsid="0010e0b7"/>
    </style:style>
    <style:style style:name="T10" style:family="text">
      <style:text-properties fo:color="#000000" style:font-name="Liberation Serif1" officeooo:rsid="0010430d"/>
    </style:style>
    <style:style style:name="T11" style:family="text">
      <style:text-properties fo:color="#000000" style:font-name="Liberation Serif1" officeooo:rsid="00122659"/>
    </style:style>
    <style:style style:name="T12" style:family="text">
      <style:text-properties fo:color="#000000" officeooo:rsid="0010430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Relazione Secondo Progetto Pr2, Fulvio Denza 544006</text:p>
      <text:p text:style-name="P9"/>
      <text:p text:style-name="P9">Il progetto si basa sull’interprete <text:span text:style-name="T1">esposto</text:span> a lezione e, in addizione, è stato inserito il dizionario con le rispettive operazioni: <text:span text:style-name="T1">a</text:span>ggiunta di elemento, eliminazione di un elemento, svuotamento di dizionario, creazione di un nuovo dizionario e applicazione di una funzione su tutti gli elementi di un dizionario indicato.</text:p>
      <text:p text:style-name="P10">La prima operazione sviluppata durante il workflow è stata la definizione del type exp, in cui ho definito il nuovo tipo “Edict”. Questo nuovo tipo è composto da un ulteriore nuovo tipo “dict” così definito:</text:p>
      <text:p text:style-name="P10"/>
      <text:p text:style-name="P2">dict := Empty | Item of (ide * exp) * dict</text:p>
      <text:p text:style-name="P2"><text:span text:style-name="T2"/></text:p>
      <text:p text:style-name="P2"><text:span text:style-name="T2">Quindi il dizionario può essere composto da un elemento vuoto o da un item composto da ide * exp e, ricorsivamente, da un dict.</text:span></text:p>
      <text:p text:style-name="P2"><text:span text:style-name="T2">Successivamente sono state implementate l’operazione di Clear, ApplyOver, Get, Rm e Add.</text:span></text:p>
      <text:p text:style-name="P2"><text:span text:style-name="T2"/></text:p>
      <text:list xml:id="list4398281085640797748" text:style-name="L4">
        <text:list-item>
          <text:p text:style-name="P11"><text:span text:style-name="T4">Clear prende una sola exp che si assume sia un Edict;</text:span></text:p>
        </text:list-item>
      </text:list>
      <text:list xml:id="list3524032930947974154" text:style-name="L3">
        <text:list-item>
          <text:p text:style-name="P12"><text:span text:style-name="T4">ApplyOver prende due exp: la prima si assume sia una </text:span><text:span text:style-name="T3">Fun e un Edict;</text:span><text:span text:style-name="T4"> </text:span></text:p>
        </text:list-item>
      </text:list>
      <text:list xml:id="list603321400247076677" text:style-name="L2">
        <text:list-item>
          <text:p text:style-name="P13"><text:span text:style-name="T3">Get prende un ide, che corrisponde all’identificatore da ricercare nel dizionario, e un exp, ossia il dizionario Edict in cui bisogna ricercare il valore corrispondente all’identificatore;</text:span></text:p>
        </text:list-item>
        <text:list-item>
          <text:p text:style-name="P13"><text:span text:style-name="T3">Rm prende un ide, che corrisponde all’identificatore da eliminare dal dizionario e un exp, ossia <text:s/>il dizionario Edict da cui bisogna eliminare l’Item corrispondente all’identificatore;</text:span></text:p>
        </text:list-item>
        <text:list-item>
          <text:p text:style-name="P14"><text:span text:style-name="T2">Add prende una coppia (ide * exp) che corrisponde a un singolo Item da aggiungere nel dizionario Edict, identificato dall’elemento exp di Add.</text:span></text:p>
        </text:list-item>
      </text:list>
      <text:p text:style-name="P15"><text:span text:style-name="T2"/></text:p>
      <text:p text:style-name="P15"><text:span text:style-name="T2">Successivamente è stato implementato il tipo dei valori esprimibili (evT) in cui, oltre a tutti i valori esprimibili di default, è stato aggiunto anche il valore esprimibile </text:span><text:span text:style-name="T5">DictVal of evDic </text:span><text:span text:style-name="T2">in cui evDic ha la seguente struttura grammaticale:</text:span></text:p>
      <text:p text:style-name="P1"/>
      <text:p text:style-name="P3">type evDic = EvEmpty | Elem of (ide * evT) * evDic</text:p>
      <text:p text:style-name="P3"><text:span text:style-name="T2"/></text:p>
      <text:p text:style-name="P3"><text:span text:style-name="T2">in cui EvEmpty è il tipo esprimibile del dizionario vuoto ed Elem of (ide * evT) * evDic è la definizione del valore esprimibile per l’elemento del dizionario.</text:span></text:p>
      <text:p text:style-name="P3"><text:span text:style-name="T2"/></text:p>
      <text:p text:style-name="P4"><text:span text:style-name="T2">Dopo aver implementato le funzioni per definire il typecheck e le operazioni standard e le varie operazioni nell’eval corrispondenti alle operazioni standard sono stati implementati i case del “match e with” dell’eval per le operazioni su dizionario:</text:span></text:p>
      <text:p text:style-name="P4"><text:span text:style-name="T2"/></text:p>
      <text:list xml:id="list2208777020145913300" text:style-name="L5">
        <text:list-item>
          <text:p text:style-name="P5"><text:span text:style-name="T2">Edict restituisce un valore esprimibile del dizionario per mezzo della funzione ausiliaria </text:span><text:span text:style-name="T6">eval_d</text:span> <text:span text:style-name="T2">che, preso un dizionario e un ambiente, restituisce il valore esprimibile del dato dizionario nell’ambiente dato.</text:span></text:p>
        </text:list-item>
        <text:list-item>
          <text:p text:style-name="P5"><text:span text:style-name="T2">Clear restituisce semplicemente un DictVal (definito sopra) corrispondente al dizionario vuoto</text:span></text:p>
        </text:list-item>
        <text:list-item>
          <text:p text:style-name="P6"><text:span text:style-name="T2">ApplyOver restituisce il valore esprimibile del risultato della funzione </text:span><text:span text:style-name="T6">apply_o</text:span><text:span text:style-name="T8">, questa funzione è stata realizzata rifacendomi all’Apply dell’eval: matcho il valore esprimibile della funzione con i vari casi: Closure e RecClosure, contemporaneamente matcho il valore esprimibile del dizionario. Se la funzione non è ricorsiva allora applico la funzione sul singolo Item del dizionario e richiamo ricorsivamente apply_o sul resto del dizionario, se, invece, è ricorsiva, creo un ambiente in cui faccio il bind tra la funzione g (il nome della funzione </text:span><text:soft-page-break/><text:span text:style-name="T8">ricorsiva) ed f (il nome della funzione della funzione che sto usando) , poi creo un nuovo ambiente in cui bindo l’argomento della funzione ricorsiva a </text:span><text:span text:style-name="T9">el</text:span><text:span text:style-name="T8"> </text:span><text:span text:style-name="T9">(il </text:span><text:span text:style-name="T8">primo elemento del dizionario</text:span><text:span text:style-name="T9">)</text:span><text:span text:style-name="T8"> e, successivamente, restituisco il valore esprimibile Elem </text:span><text:span text:style-name="T9">in cui l’identificatore rimane invariato, l’elemento corrispondente all’identificatore viene valutato nel corpo della funzione usando l’ambiente aEnv, quello creato per bindare l’argomento della funzione ricorsiva all’elemento del dizionario, e poi applico la funzione ricorsivamente al resto del dizionario.</text:span></text:p>
        </text:list-item>
        <text:list-item>
          <text:p text:style-name="P5"><text:span text:style-name="T2">Get usa una funzione </text:span><text:span text:style-name="T7">s</text:span><text:span text:style-name="T6">earch_d </text:span><text:span text:style-name="T8">per ricercare ricorsivamente (se esiste) , dato un valore esprimibile di dizionario e un ide, l’elemento corrispondente all’ide dato, restutuendo </text:span><text:span text:style-name="T12">true</text:span><text:span text:style-name="T10">, altrimenti restituisce </text:span><text:span text:style-name="T12">false.</text:span></text:p>
        </text:list-item>
        <text:list-item>
          <text:p text:style-name="P7"><text:span text:style-name="T10">R</text:span><text:span text:style-name="T8">m restituisce un dizionario da cui è stato rimosso l’elemento per mezzo della funzione remove_d la quale, dato il valore esprimibile del dizionario, l’identificatore e l’ambiente, cerca l’elemento e, se lo trova, restituisce il resto del dizionario (in valore esprimibile), altrimenti continua la ricerca.</text:span></text:p>
        </text:list-item>
        <text:list-item>
          <text:p text:style-name="P7"><text:span text:style-name="T8">Add aggiunge l’elemento in coda al dizionario e resistuisce il dizionario corrispondente, utilizza la funzione Add_d che, dato un dizionario, un identificatore, un valore esprimibile (che corrisponderà all’identificatore) e un ambiente, scorre tutto il dizionario e, quando arriva alla fine, aggiunge l’elemento (i * eEl).</text:span></text:p>
        </text:list-item>
      </text:list>
      <text:p text:style-name="P8"><text:span text:style-name="T8"/></text:p>
      <text:p text:style-name="P8"><text:span text:style-name="T8">Le operazioni su dizionario sono state implementate </text:span><text:span text:style-name="T11">restituendo valori esprimibili al fine di</text:span><text:span text:style-name="T8"> essere val</text:span><text:span text:style-name="T11">utate in altre operazion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Droid Sans Mono1" svg:font-family="'Droid Sans Mono'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16:21:01.119671319</meta:creation-date>
    <dc:date>2019-01-04T12:39:28.539688123</dc:date>
    <meta:editing-duration>PT21M55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2" meta:paragraph-count="22" meta:word-count="696" meta:character-count="4569" meta:non-whitespace-character-count="3904"/>
  </office:meta>
</office:document-meta>
</file>